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ahoma1" svg:font-family="Tahoma"/>
    <style:font-face style:name="Ubuntu Condensed" svg:font-family="'Ubuntu Condensed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f4721608284873912695_28__3a_1_29_" style:display-name="Tablef4721608284873912695(:1)" style:family="table">
      <style:table-properties style:width="17.59cm" table:align="margins"/>
    </style:style>
    <style:style style:name="Tablef4721608284873912695_28__3a_1_29_.A" style:display-name="Tablef4721608284873912695(:1).A" style:family="table-column">
      <style:table-column-properties style:column-width="4.69cm" style:rel-column-width="17475*"/>
    </style:style>
    <style:style style:name="Tablef4721608284873912695_28__3a_1_29_.B" style:display-name="Tablef4721608284873912695(:1).B" style:family="table-column">
      <style:table-column-properties style:column-width="12.899cm" style:rel-column-width="48060*"/>
    </style:style>
    <style:style style:name="Tablef4721608284873912695_28__3a_1_29_.A1" style:display-name="Tablef4721608284873912695(:1).A1" style:family="table-cell">
      <style:table-cell-properties style:vertical-align="middle" fo:padding="0.101cm" fo:border="0.05pt solid #000000"/>
    </style:style>
    <style:style style:name="Tablef2521608284873914173_28_1_3a__29_" style:display-name="Tablef2521608284873914173(1:)" style:family="table">
      <style:table-properties style:width="17.59cm" style:rel-width="100%" table:align="left" fo:keep-with-next="always" table:table-align="left"/>
    </style:style>
    <style:style style:name="Tablef2521608284873914173_28_1_3a__29_.A" style:display-name="Tablef2521608284873914173(1:).A" style:family="table-column">
      <style:table-column-properties style:column-width="4.69cm" style:rel-column-width="17475*"/>
    </style:style>
    <style:style style:name="Tablef2521608284873914173_28_1_3a__29_.B" style:display-name="Tablef2521608284873914173(1:).B" style:family="table-column">
      <style:table-column-properties style:column-width="12.899cm" style:rel-column-width="48058*"/>
    </style:style>
    <style:style style:name="Tablef2521608284873914173_28_1_3a__29_.A1" style:display-name="Tablef2521608284873914173(1:).A1" style:family="table-cell">
      <style:table-cell-properties style:vertical-align="middle" fo:padding="0.101cm" fo:border="0.05pt solid #000000"/>
    </style:style>
    <style:style style:name="Tablef6551608284873916465" style:family="table">
      <style:table-properties style:width="17.59cm" table:align="margins"/>
    </style:style>
    <style:style style:name="Tablef6551608284873916465.A" style:family="table-column">
      <style:table-column-properties style:column-width="8.795cm" style:rel-column-width="32767*"/>
    </style:style>
    <style:style style:name="Tablef6551608284873916465.B" style:family="table-column">
      <style:table-column-properties style:column-width="8.795cm" style:rel-column-width="32768*"/>
    </style:style>
    <style:style style:name="Tablef6551608284873916465.A1" style:family="table-cell">
      <style:table-cell-properties style:vertical-align="middle" fo:padding="0.101cm" fo:border="none"/>
    </style:style>
    <style:style style:name="P1" style:family="paragraph" style:parent-style-name="pmParaKeepWithNext">
      <style:text-properties style:font-name="Nimbus Sans L" style:font-name-asian="Mincho" style:font-name-complex="Tahoma"/>
    </style:style>
    <style:style style:name="P2" style:family="paragraph" style:parent-style-name="Standard">
      <style:text-properties officeooo:paragraph-rsid="001c8f1b"/>
    </style:style>
    <style:style style:name="P3" style:family="paragraph" style:parent-style-name="Standard">
      <style:text-properties officeooo:paragraph-rsid="001f40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otifia</text:p>
      <text:list xml:id="list3080852510" text:style-name="podNumberedList">
        <text:list-item text:start-value="1"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KeepWithNext">Keep with next, without style mapping.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  <text:list text:style-name="podBulletedList">
            <text:list-item>
              <text:p text:style-name="podBulletItemKeepWithNext">This one has 'keep with next'</text:p>
            </text:list-item>
            <text:list-item>
              <text:p text:style-name="podBulletItem">Hello</text:p>
              <text:list text:style-name="podNumberedList">
                <text:list-item text:start-value="1">
                  <text:p text:style-name="podNumberItem">aaaaaaaaaa aaaaaaaaaaaaaa</text:p>
                </text:list-item>
                <text:list-item>
                  <text:p text:style-name="podNumberItem">aaaaaaaaaa aaaaaaaaaaaaaa</text:p>
                </text:list-item>
                <text:list-item>
                  <text:p text:style-name="podNumberItem">aaaaaaaaaa aaaaaaaaaaaaaa</text:p>
                </text:list-item>
                <text:list-item>
                  <text:p text:style-name="podNumberItemKeepWithNext">This one has 'keep with next'</text:p>
                </text:list-item>
              </text:list>
            </text:list-item>
          </text:list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">Een</text:p>
        </text:list-item>
        <text:list-item>
          <text:p text:style-name="podNumberItemKeepWithNext">This one has 'keep with next'</text:p>
        </text:list-item>
      </text:list>
      <text:list xml:id="list2414314330" text:style-name="podBulletedList">
        <text:list-item>
          <text:p text:style-name="podBulletItem">Un</text:p>
        </text:list-item>
        <text:list-item>
          <text:p text:style-name="podBulletItem">Deux</text:p>
        </text:list-item>
        <text:list-item>
          <text:p text:style-name="podBulletItem">Trois</text:p>
        </text:list-item>
        <text:list-item>
          <text:p text:style-name="podBulletItem">Quatre</text:p>
        </text:list-item>
        <text:list-item>
          <text:p text:style-name="podBulletItemKeepWithNext">VCinq (this one has 'keep with next')</text:p>
        </text:list-item>
        <text:list-item>
          <text:p text:style-name="podBulletItemKeepWithNext">Six (this one has 'keep with next')</text:p>
        </text:list-item>
        <text:list-item>
          <text:p text:style-name="podBulletItemKeepWithNext">Sept (this one has 'keep with next')</text:p>
        </text:list-item>
      </text:list>
      <text:p text:style-name="P1"><text:tab/>A given signature</text:p>
      <text:p text:style-name="P1"><text:tab/>That should not be left alone</text:p>
      <text:p text:style-name="P1"><text:tab/>On the top of a page</text:p>
      <text:p text:style-name="Standard"/>
      <text:p text:style-name="Standard">First line</text:p>
      <text:p text:style-name="ParaKWN">Second line: must be keepWithNext</text:p>
      <text:p text:style-name="Standard"/>
      <text:p text:style-name="Standard">First line</text:p>
      <text:list xml:id="list104755939906440" text:style-name="podBulletedList">
        <text:list-item>
          <text:p text:style-name="podBulletItem">1</text:p>
        </text:list-item>
        <text:list-item>
          <text:p text:style-name="podBulletItem">2</text:p>
        </text:list-item>
        <text:list-item>
          <text:p text:style-name="podBulletItemKeepWithNext">This should be KWN</text:p>
        </text:list-item>
      </text:list>
      <text:p text:style-name="Standard"/>
      <text:p text:style-name="Standard">First line</text:p>
      <text:list xml:id="list104755446623932" text:style-name="podNumberedList">
        <text:list-item text:start-value="1">
          <text:p text:style-name="podNumberItemKeepWithNext">This NB should be KWN</text:p>
        </text:list-item>
      </text:list>
      <text:p text:style-name="Standard">First para</text:p>
      <text:p text:style-name="ParaKWN">Hello1</text:p>
      <text:p text:style-name="bJz1pod"><text:span text:style-name="bJz2pod">Hello.</text:span></text:p>
      <text:p text:style-name="Standard">TEST KWN #2</text:p>
      <text:p text:style-name="bJz3pod">This line generates a style that must not be reused</text:p>
      <text:p text:style-name="bJz1pod">KWN</text:p>
      <text:p text:style-name="Standard">TEST KWN<text:line-break/>#3</text:p>
      <text:p text:style-name="ParaKWN"><text:soft-page-break/>TEST KWN #3</text:p>
      <text:list xml:id="list104754603346579" text:style-name="podNumberedList">
        <text:list-item text:start-value="1">
          <text:p text:style-name="podNumberItemKeepWithNext">TEST KWN #3</text:p>
        </text:list-item>
      </text:list>
      <text:p text:style-name="P2"/>
      <table:table table:name="Tablef4721608284873912695(:1)" table:style-name="Tablef4721608284873912695_28__3a_1_29_">
        <table:table-column table:style-name="Tablef4721608284873912695_28__3a_1_29_.A"/>
        <table:table-column table:style-name="Tablef4721608284873912695_28__3a_1_29_.B"/>
        <table:table-row table:style-name="TableLine139822929935424">
          <table:table-cell table:style-name="Tablef4721608284873912695_28__3a_1_29_.A1" office:value-type="string">
            <text:p text:style-name="Table_20_cell">Aaa</text:p>
          </table:table-cell>
          <table:table-cell table:style-name="Tablef4721608284873912695_28__3a_1_29_.A1" office:value-type="string">
            <text:p text:style-name="Table_20_cell">Bbb</text:p>
          </table:table-cell>
        </table:table-row>
      </table:table>
      <table:table table:name="Tablef2521608284873914173(1:)" table:style-name="Tablef2521608284873914173_28_1_3a__29_">
        <table:table-column table:style-name="Tablef2521608284873914173_28_1_3a__29_.A"/>
        <table:table-column table:style-name="Tablef2521608284873914173_28_1_3a__29_.B"/>
        <table:table-row table:style-name="TableLine139822929557840">
          <table:table-cell table:style-name="Tablef2521608284873914173_28_1_3a__29_.A1" office:value-type="string">
            <text:p text:style-name="Table_20_cell">A a</text:p>
          </table:table-cell>
          <table:table-cell table:style-name="Tablef2521608284873914173_28_1_3a__29_.A1" office:value-type="string">
            <text:p text:style-name="Table_20_cell">B gtrezazetink</text:p>
          </table:table-cell>
        </table:table-row>
      </table:table>
      <text:p text:style-name="ParaKWN">Last line Last li 20</text:p>
      <table:table table:name="Tablef6551608284873916465" table:style-name="Tablef6551608284873916465">
        <table:table-column table:style-name="Tablef6551608284873916465.A"/>
        <table:table-column table:style-name="Tablef6551608284873916465.B"/>
        <table:table-row table:style-name="TableLine139822929553952">
          <table:table-cell table:style-name="Tablef6551608284873916465.A1" office:value-type="string">
            <text:p text:style-name="Table_20_cell">A</text:p>
          </table:table-cell>
          <table:table-cell table:style-name="Tablef6551608284873916465.A1" office:value-type="string">
            <text:p text:style-name="Table_20_cell">B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ahoma1" svg:font-family="Tahoma"/>
    <style:font-face style:name="Ubuntu Condensed" svg:font-family="'Ubuntu Condensed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araKWN" style:family="paragraph" style:parent-style-name="Standard" style:class="text" style:master-page-name="">
      <style:paragraph-properties style:page-number="auto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Mincho" style:font-family-asian="Mincho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loext:opacity="100%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margin-left="0cm" fo:margin-right="0cm" fo:margin-top="0cm" fo:margin-bottom="0cm" style:contextual-spacing="false" fo:text-indent="0cm" style:auto-text-indent="false" fo:break-before="page"/>
      <style:text-properties fo:font-size="2pt"/>
    </style:style>
    <style:style style:name="podPageBreakBeforeDuplex" style:family="paragraph" style:parent-style-name="podPageBreakBefore" style:master-page-name="Standard">
      <style:paragraph-properties style:page-number="auto"/>
    </style:style>
    <style:style style:name="podPageBreakAfter" style:family="paragraph">
      <style:paragraph-properties fo:margin-left="0cm" fo:margin-right="0cm" fo:margin-top="0cm" fo:margin-bottom="0cm" style:contextual-spacing="false" fo:text-indent="0cm" style:auto-text-indent="false" fo:break-after="page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Table_20_cell" style:display-name="Table cell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Table_20_heading" style:display-name="Table heading" style:family="paragraph" style:parent-style-name="Table_20_cell" style:class="extra"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mParaKeepWithNext" style:family="paragraph" style:parent-style-name="Standard" style:class="text" style:master-page-name="">
      <style:paragraph-properties style:page-number="auto" fo:keep-with-next="always">
        <style:tab-stops>
          <style:tab-stop style:position="15cm" style:type="center"/>
        </style:tab-stops>
      </style:paragraph-properties>
    </style:style>
    <style:style style:name="bJz1pod" style:family="paragraph" style:parent-style-name="ParaKWN">
      <style:paragraph-properties fo:text-align="justify" style:justify-single-word="false"/>
    </style:style>
    <style:style style:name="bJz3pod" style:family="paragraph" style:parent-style-name="Standard">
      <style:paragraph-properties fo:text-align="justify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D_20_Numbering_20_Symbols" style:display-name="POD Numbering Symbols" style:family="text"/>
    <style:style style:name="POD_20_Bullet_20_Symbols" style:display-name="POD Bullet Symbols" style:family="text"/>
    <style:style style:name="bJz2pod" style:family="text">
      <style:text-properties fo:font-size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podNumberedList">
      <text:list-level-style-number text:level="1" text:style-name="POD_20_Numbering_20_Symbols" style:num-suffix="." style:num-format="1">
        <style:list-level-properties text:space-before="0.813cm" text:min-label-width="0.813cm"/>
      </text:list-level-style-number>
      <text:list-level-style-number text:level="2" text:style-name="POD_20_Numbering_20_Symbols" style:num-suffix="." style:num-format="1">
        <style:list-level-properties text:space-before="1.626cm" text:min-label-width="0.813cm"/>
      </text:list-level-style-number>
      <text:list-level-style-number text:level="3" text:style-name="POD_20_Numbering_20_Symbols" style:num-suffix="." style:num-format="1">
        <style:list-level-properties text:space-before="2.438cm" text:min-label-width="0.813cm"/>
      </text:list-level-style-number>
      <text:list-level-style-number text:level="4" text:style-name="POD_20_Numbering_20_Symbols" style:num-suffix="." style:num-format="1">
        <style:list-level-properties text:space-before="3.251cm" text:min-label-width="0.813cm"/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odBulletedList">
      <text:list-level-style-bullet text:level="1" text:style-name="POD_20_Bullet_20_Symbols" text:bullet-char="•">
        <style:list-level-properties text:space-before="0.813cm" text:min-label-width="0.813cm"/>
      </text:list-level-style-bullet>
      <text:list-level-style-bullet text:level="2" text:style-name="POD_20_Bullet_20_Symbols" text:bullet-char="◦">
        <style:list-level-properties text:space-before="1.626cm" text:min-label-width="0.813cm"/>
      </text:list-level-style-bullet>
      <text:list-level-style-bullet text:level="3" text:style-name="POD_20_Bullet_20_Symbols" text:bullet-char="▪">
        <style:list-level-properties text:space-before="2.438cm" text:min-label-width="0.813cm"/>
      </text:list-level-style-bullet>
      <text:list-level-style-bullet text:level="4" text:style-name="POD_20_Bullet_20_Symbols" text:bullet-char="•">
        <style:list-level-properties text:space-before="3.251cm" text:min-label-width="0.813cm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meta:initial-creator>Gaetan Delannay</meta:initial-creator>
    <meta:creation-date>2007-08-06T12:09:45</meta:creation-date>
    <dc:date>2020-12-18T10:47:54.176168543</dc:date>
    <dc:language>en-US</dc:language>
    <meta:editing-cycles>28</meta:editing-cycles>
    <meta:editing-duration>PT3H41M34S</meta:editing-duration>
    <dc:title>xhtmlKeepWithNext</dc:title>
    <meta:document-statistic meta:table-count="3" meta:image-count="0" meta:object-count="0" meta:page-count="2" meta:paragraph-count="59" meta:word-count="186" meta:character-count="792" meta:non-whitespace-character-count="698"/>
    <meta:user-defined meta:name="Info 1"/>
    <meta:user-defined meta:name="Info 2"/>
    <meta:user-defined meta:name="Info 3"/>
    <meta:user-defined meta:name="Info 4"/>
  </office:meta>
</office:document-meta>
</file>